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2" style:parent-style-name="Normal" style:family="paragraph">
      <style:paragraph-properties fo:text-align="center" fo:line-height="150%"/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3" style:parent-style-name="Normal" style:family="paragraph">
      <style:paragraph-properties fo:text-align="center" fo:line-height="150%"/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4" style:parent-style-name="Normal" style:family="paragraph">
      <style:paragraph-properties fo:text-align="center" fo:line-height="150%"/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5" style:parent-style-name="Normal" style:family="paragraph">
      <style:paragraph-properties fo:text-align="center" fo:line-height="150%"/>
      <style:text-properties fo:hyphenate="false"/>
    </style:style>
    <style:style style:name="T6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text-align="center" fo:line-height="150%"/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10" style:parent-style-name="Normal" style:family="paragraph">
      <style:paragraph-properties fo:text-align="center" fo:line-height="150%"/>
      <style:text-properties style:font-name="Times New Roman" style:font-name-asian="Calibri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11" style:parent-style-name="Normal" style:family="paragraph">
      <style:paragraph-properties fo:text-align="center" fo:line-height="150%"/>
      <style:text-properties fo:hyphenate="false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P14" style:parent-style-name="Normal" style:family="paragraph">
      <style:paragraph-properties fo:line-height="150%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P2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P28" style:parent-style-name="Normal" style:family="paragraph">
      <style:paragraph-properties fo:line-height="150%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olumn31" style:family="table-column">
      <style:table-column-properties style:column-width="1.1083in"/>
    </style:style>
    <style:style style:name="TableColumn32" style:family="table-column">
      <style:table-column-properties style:column-width="1.8312in"/>
    </style:style>
    <style:style style:name="TableColumn33" style:family="table-column">
      <style:table-column-properties style:column-width="1.7034in"/>
    </style:style>
    <style:style style:name="TableColumn34" style:family="table-column">
      <style:table-column-properties style:column-width="1.625in"/>
    </style:style>
    <style:style style:name="Table30" style:family="table">
      <style:table-properties style:width="6.268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line-height="150%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line-height="150%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line-height="150%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line-height="150%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line-height="150%"/>
    </style:style>
    <style:style style:name="T8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line-height="150%"/>
    </style:style>
    <style:style style:name="T9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P10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P105" style:parent-style-name="Normal" style:family="paragraph">
      <style:paragraph-properties fo:line-height="150%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0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0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P112" style:parent-style-name="Normal" style:family="paragraph">
      <style:paragraph-properties fo:line-height="150%"/>
    </style:style>
    <style:style style:name="T1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P11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olumn118" style:family="table-column">
      <style:table-column-properties style:column-width="2.0437in"/>
    </style:style>
    <style:style style:name="TableColumn119" style:family="table-column">
      <style:table-column-properties style:column-width="2.4763in"/>
    </style:style>
    <style:style style:name="TableColumn120" style:family="table-column">
      <style:table-column-properties style:column-width="1.7479in"/>
    </style:style>
    <style:style style:name="Table117" style:family="table">
      <style:table-properties style:width="6.268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line-height="150%"/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line-height="150%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4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GH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line-height="150%"/>
    </style:style>
    <style:style style:name="T15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line-height="150%"/>
    </style:style>
    <style:style style:name="T15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Row164" style:family="table-row">
      <style:table-row-properties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line-height="150%"/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GH"/>
    </style:style>
    <style:style style:name="P172" style:parent-style-name="Normal" style:family="paragraph">
      <style:paragraph-properties fo:line-height="150%"/>
    </style:style>
    <style:style style:name="T17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7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7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7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7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7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8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T18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GH"/>
    </style:style>
    <style:style style:name="T18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GH"/>
    </style:style>
    <style:style style:name="P18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UNIVERSITY OF CAPE COAST</text:p>
      <text:p text:style-name="P2">COLLEGE OF HUMANITIES AND LEGAL STUDIES</text:p>
      <text:p text:style-name="P3">SCHOOL OF ECONOMICS</text:p>
      <text:p text:style-name="P4">DEPARTMENT OF DATA SCIENCE AND ECONOMIC POLICY</text:p>
      <text:p text:style-name="P5"><text:span text:style-name="T6">COURSE AND TITLE: DMA</text:span><text:span text:style-name="T7"><text:s/>820</text:span><text:span text:style-name="T8"><text:s/>– DATA CURATION AND MANAGEMENT</text:span></text:p>
      <text:p text:style-name="P9">LECTURER: RAYMOND E. KOFINTI (PhD)</text:p>
      <text:p text:style-name="P10">INDEX NUMBER: SE/DMD/24/0025</text:p>
      <text:p text:style-name="P11"><text:span text:style-name="T12"><text:line-break/></text:span><text:span text:style-name="T13">Vision &amp; Data Quality Performance Indicators<text:s/></text:span></text:p>
      <text:p text:style-name="P14"><text:span text:style-name="T15">Vision Statement</text:span><text:span text:style-name="T16"><text:line-break/>The Data Science Unit envisions becoming a<text:s/></text:span><text:span text:style-name="T17">leading hub for agricultural innovation and excellence</text:span><text:span text:style-name="T18"><text:s/>through<text:s/></text:span><text:span text:style-name="T19">data-driven research, education, and policy development</text:span><text:span text:style-name="T20">. By harnessing the power of data science, we aim to<text:s/></text:span><text:span text:style-name="T21">transform agricultural practices</text:span><text:span text:style-name="T22">,<text:s/></text:span><text:span text:style-name="T23">enhance food security</text:span><text:span text:style-name="T24">, and<text:s/></text:span><text:span text:style-name="T25">promote sustainable development</text:span><text:span text:style-name="T26"><text:s/>in Ghana and across Africa.</text:span></text:p>
      <text:p text:style-name="P27"/>
      <text:p text:style-name="P28"><text:span text:style-name="T29">Data Quality Performance Indicators<text:s/>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header-rows>
          <table:table-row table:style-name="TableRow35">
            <table:table-cell table:style-name="TableCell36">
              <text:p text:style-name="P37">Indicator</text:p>
            </table:table-cell>
            <table:table-cell table:style-name="TableCell38">
              <text:p text:style-name="P39">Definition</text:p>
            </table:table-cell>
            <table:table-cell table:style-name="TableCell40">
              <text:p text:style-name="P41">Relevance to Vision</text:p>
            </table:table-cell>
            <table:table-cell table:style-name="TableCell42">
              <text:p text:style-name="P43">Example Measure</text:p>
            </table:table-cell>
          </table:table-row>
        </table:table-header-rows>
        <table:table-row table:style-name="TableRow44">
          <table:table-cell table:style-name="TableCell45">
            <text:p text:style-name="P46"><text:span text:style-name="T47">1. Data Accuracy</text:span></text:p>
          </table:table-cell>
          <table:table-cell table:style-name="TableCell48">
            <text:p text:style-name="P49">Degree to which data correctly describes real-world agricultural conditions/events.</text:p>
          </table:table-cell>
          <table:table-cell table:style-name="TableCell50">
            <text:p text:style-name="P51">Ensures reliable models, evidence-based policy, and sound decisions.</text:p>
          </table:table-cell>
          <table:table-cell table:style-name="TableCell52">
            <text:p text:style-name="P53">% of datasets with expert validation or verified ground-truth values.</text:p>
          </table:table-cell>
        </table:table-row>
        <table:table-row table:style-name="TableRow54">
          <table:table-cell table:style-name="TableCell55">
            <text:p text:style-name="P56"><text:span text:style-name="T57">2. Data Completeness</text:span></text:p>
          </table:table-cell>
          <table:table-cell table:style-name="TableCell58">
            <text:p text:style-name="P59">Extent to which all required data is present without gaps.</text:p>
          </table:table-cell>
          <table:table-cell table:style-name="TableCell60">
            <text:p text:style-name="P61">Supports comprehensive research on productivity, climate resilience, and food systems.</text:p>
          </table:table-cell>
          <table:table-cell table:style-name="TableCell62">
            <text:p text:style-name="P63">% of datasets with all mandatory fields populated (e.g., soil type, rainfall).</text:p>
          </table:table-cell>
        </table:table-row>
        <table:table-row table:style-name="TableRow64">
          <table:table-cell table:style-name="TableCell65">
            <text:p text:style-name="P66"><text:span text:style-name="T67">3. Data Timeliness</text:span></text:p>
          </table:table-cell>
          <table:table-cell table:style-name="TableCell68">
            <text:p text:style-name="P69">Degree to which data is up-to-date and available when needed.</text:p>
          </table:table-cell>
          <table:table-cell table:style-name="TableCell70">
            <text:p text:style-name="P71">Enables real-time, climate-sensitive decision-making in agriculture.</text:p>
          </table:table-cell>
          <table:table-cell table:style-name="TableCell72">
            <text:p text:style-name="P73">Average lag time between data collection and availability.</text:p>
          </table:table-cell>
        </table:table-row>
        <table:table-row table:style-name="TableRow74">
          <table:table-cell table:style-name="TableCell75">
            <text:p text:style-name="P76"><text:span text:style-name="T77">4. Data Consistency</text:span></text:p>
          </table:table-cell>
          <table:table-cell table:style-name="TableCell78">
            <text:p text:style-name="P79">Uniformity of data across datasets, systems, and time periods.</text:p>
          </table:table-cell>
          <table:table-cell table:style-name="TableCell80">
            <text:p text:style-name="P81">Maintains credibility for longitudinal and integrated analyses.</text:p>
          </table:table-cell>
          <table:table-cell table:style-name="TableCell82">
            <text:p text:style-name="P83">% of datasets without internal contradictions across seasons or sources.</text:p>
          </table:table-cell>
        </table:table-row>
        <table:table-row table:style-name="TableRow84">
          <table:table-cell table:style-name="TableCell85">
            <text:p text:style-name="P86"><text:span text:style-name="T87">5. Data Accessibility</text:span></text:p>
          </table:table-cell>
          <table:table-cell table:style-name="TableCell88">
            <text:p text:style-name="P89">Ease of retrieval and use by stakeholders.</text:p>
          </table:table-cell>
          <table:table-cell table:style-name="TableCell90">
            <text:p text:style-name="P91">Promotes inclusive research, collaboration, and student engagement.</text:p>
          </table:table-cell>
          <table:table-cell table:style-name="TableCell92">
            <text:p text:style-name="P93">% of datasets in repository with metadata and usage guidelines.</text:p>
          </table:table-cell>
        </table:table-row>
        <table:table-row table:style-name="TableRow94">
          <table:table-cell table:style-name="TableCell95">
            <text:p text:style-name="P96"><text:span text:style-name="T97">6. Data Relevance</text:span></text:p>
          </table:table-cell>
          <table:table-cell table:style-name="TableCell98">
            <text:p text:style-name="P99">Alignment of data with current research, education, and policy needs.</text:p>
          </table:table-cell>
          <table:table-cell table:style-name="TableCell100">
            <text:p text:style-name="P101">Focuses efforts on priority agricultural challenges.</text:p>
          </table:table-cell>
          <table:table-cell table:style-name="TableCell102">
            <text:p text:style-name="P103">% of datasets linked to strategic themes (e.g., food security, climate-smart farming).</text:p>
          </table:table-cell>
        </table:table-row>
      </table:table>
      <text:p text:style-name="P104"/>
      <text:p text:style-name="P105"><text:span text:style-name="T106">Summary</text:span><text:span text:style-name="T107"><text:line-break/>Achieving the Unit’s vision requires<text:s/></text:span><text:span text:style-name="T108">rigorous data quality management</text:span><text:span text:style-name="T109">. These six DQ-PIs provide a measurable framework to ensure that every dataset used in research, teaching, and policy advocacy is<text:s/></text:span><text:span text:style-name="T110">accurate, complete, timely, consistent, accessible, and relevant</text:span><text:span text:style-name="T111">—laying the foundation for innovation, sustainability, and leadership in African agriculture.</text:span></text:p>
      <text:p text:style-name="P112"><text:span text:style-name="T113"><text:line-break/></text:span><text:span text:style-name="T114">2.<text:s/></text:span><text:span text:style-name="T115">Five-Year Administrative Data Archiving Priorities</text:span></text:p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</table:table-columns>
        <table:table-header-rows>
          <table:table-row table:style-name="TableRow121">
            <table:table-cell table:style-name="TableCell122">
              <text:p text:style-name="P123">Priority Data Point</text:p>
            </table:table-cell>
            <table:table-cell table:style-name="TableCell124">
              <text:p text:style-name="P125">What to Archive</text:p>
            </table:table-cell>
            <table:table-cell table:style-name="TableCell126">
              <text:p text:style-name="P127">Key Justifications</text:p>
            </table:table-cell>
          </table:table-row>
        </table:table-header-rows>
        <table:table-row table:style-name="TableRow128">
          <table:table-cell table:style-name="TableCell129">
            <text:p text:style-name="P130"><text:span text:style-name="T131">1. Research Project Metadata &amp; Outputs</text:span></text:p>
          </table:table-cell>
          <table:table-cell table:style-name="TableCell132">
            <text:p text:style-name="P133">Titles, objectives, PIs, funding sources, partners, methodologies, datasets, publications, outcomes.</text:p>
          </table:table-cell>
          <table:table-cell table:style-name="TableCell134">
            <text:p text:style-name="P135">• Tracks research progress &amp; institutional impact.<text:line-break/>• Facilitates knowledge sharing, data reuse, &amp; collaboration.<text:line-break/>• Critical for funding renewal, reporting, and benchmarking.</text:p>
          </table:table-cell>
        </table:table-row>
        <table:table-row table:style-name="TableRow136">
          <table:table-cell table:style-name="TableCell137">
            <text:p text:style-name="P138"><text:span text:style-name="T139">2. Student<text:s/></text:span><text:span text:style-name="T140">Enrolment</text:span><text:span text:style-name="T141"><text:s/>&amp; Graduation Records</text:span><text:span text:style-name="T142"><text:s/></text:span><text:span text:style-name="T143">(Data Science Programs)</text:span></text:p>
          </table:table-cell>
          <table:table-cell table:style-name="TableCell144">
            <text:p text:style-name="P145">Yearly<text:s/>enrolment, demographics, progression, graduation rates, thesis/dissertation topics.</text:p>
          </table:table-cell>
          <table:table-cell table:style-name="TableCell146">
            <text:p text:style-name="P147">• Evaluates growth, inclusivity &amp; success of programs.<text:line-break/>• Supports curriculum development &amp; resource allocation.<text:line-break/>• Needed for accreditation, reporting &amp; alumni engagement.</text:p>
          </table:table-cell>
        </table:table-row>
        <table:table-row table:style-name="TableRow148">
          <table:table-cell table:style-name="TableCell149">
            <text:p text:style-name="P150"><text:span text:style-name="T151">3. Staff &amp; Faculty Records</text:span></text:p>
          </table:table-cell>
          <table:table-cell table:style-name="TableCell152">
            <text:p text:style-name="P153">Names, qualifications, roles, research interests, workload, publications, professional development.</text:p>
          </table:table-cell>
          <table:table-cell table:style-name="TableCell154">
            <text:p text:style-name="P155">• Supports HR &amp; succession planning.<text:line-break/>• Ensures equitable workload tracking.<text:line-break/>• Useful for assessments &amp; promotions.</text:p>
          </table:table-cell>
        </table:table-row>
        <table:table-row table:style-name="TableRow156">
          <table:table-cell table:style-name="TableCell157">
            <text:p text:style-name="P158"><text:span text:style-name="T159">4. Collaborations, Partnerships &amp; MOUs</text:span></text:p>
          </table:table-cell>
          <table:table-cell table:style-name="TableCell160">
            <text:p text:style-name="P161">Records of collaborations, agreements, grants, and joint projects.</text:p>
          </table:table-cell>
          <table:table-cell table:style-name="TableCell162">
            <text:p text:style-name="P163">• Enables management &amp; evaluation of partnerships.<text:line-break/>• Strengthens transparency &amp; accountability.<text:line-break/>• Supports impact assessments &amp; fundraising.</text:p>
          </table:table-cell>
        </table:table-row>
        <table:table-row table:style-name="TableRow164">
          <table:table-cell table:style-name="TableCell165">
            <text:p text:style-name="P166"><text:span text:style-name="T167">5. Infrastructure &amp; Resource Utilization Data</text:span></text:p>
          </table:table-cell>
          <table:table-cell table:style-name="TableCell168">
            <text:p text:style-name="P169">Inventory of labs, equipment, licenses, data systems, usage logs.</text:p>
          </table:table-cell>
          <table:table-cell table:style-name="TableCell170">
            <text:p text:style-name="P171">• Informs upgrade &amp; maintenance planning.<text:line-break/>• Supports optimal resource allocation &amp; budgeting.<text:line-break/>• Enhances readiness for audits &amp; grant applications.</text:p>
          </table:table-cell>
        </table:table-row>
      </table:table>
      <text:p text:style-name="P172"><text:span text:style-name="T173">Summary</text:span><text:span text:style-name="T174"><text:line-break/>Prioritizing these five administrative data categories over the next five years will help the Data Science Unit<text:s/></text:span><text:span text:style-name="T175">strengthen institutional memory</text:span><text:span text:style-name="T176">,<text:s/></text:span><text:span text:style-name="T177">improve operational efficiency</text:span><text:span text:style-name="T178">,<text:s/></text:span><text:span text:style-name="T179">support decision-making</text:span><text:span text:style-name="T180">, and<text:s/></text:span><text:span text:style-name="T181">demonstrate impact</text:span><text:span text:style-name="T182"><text:s/>to funders, partners, and stakeholders.</text:span></text:p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dith Obenewaa</meta:initial-creator>
    <dc:creator>Edith Obenewaa</dc:creator>
    <meta:creation-date>2025-08-10T21:22:00Z</meta:creation-date>
    <dc:date>2025-08-10T21:52:00Z</dc:date>
    <meta:template xlink:href="Normal" xlink:type="simple"/>
    <meta:editing-cycles>5</meta:editing-cycles>
    <meta:editing-duration>PT1500S</meta:editing-duration>
    <meta:document-statistic meta:page-count="1" meta:paragraph-count="8" meta:word-count="633" meta:character-count="4234" meta:row-count="30" meta:non-whitespace-character-count="3609"/>
  </office:meta>
</office:document-meta>
</file>